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ISOCPEUR" svg:font-family="ISOCPEUR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08090" draw:marker-start-width="0.253cm" draw:marker-end-width="0.253cm" draw:fill="none" draw:textarea-vertical-align="middle" fo:padding-top="0.118cm" fo:padding-bottom="0.118cm" fo:padding-left="0.118cm" fo:padding-right="0.118cm" loext:decorative="false"/>
    </style:style>
    <style:style style:name="gr2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10.546cm" fo:min-width="0.546cm" fo:padding-top="0.166cm" fo:padding-bottom="0.166cm" fo:padding-left="0.291cm" fo:padding-right="0.291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78cm" fo:min-width="0.47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244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28cm" fo:min-width="0.92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cm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708090" draw:marker-start-width="0.252cm" draw:marker-end-width="0.252cm" draw:fill="none" draw:textarea-vertical-align="middle" fo:padding-top="0.117cm" fo:padding-bottom="0.117cm" fo:padding-left="0.117cm" fo:padding-right="0.117cm" loext:decorative="false"/>
    </style:style>
    <style:style style:name="gr10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6.296cm" fo:min-width="0.546cm" fo:padding-top="0.166cm" fo:padding-bottom="0.166cm" fo:padding-left="0.291cm" fo:padding-right="0.291cm" loext:decorative="false"/>
    </style:style>
    <style:style style:name="gr11" style:family="graphic" style:parent-style-name="standard">
      <style:graphic-properties svg:stroke-color="#708090" draw:fill-color="#fff5ee" draw:textarea-horizontal-align="justify" draw:textarea-vertical-align="middle" draw:auto-grow-height="false" fo:min-height="0.508cm" fo:min-width="0.508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a8072" draw:textarea-horizontal-align="justify" draw:textarea-vertical-align="middle" draw:auto-grow-height="false" fo:min-height="3.862cm" fo:min-width="3.862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6.072cm" fo:min-width="0.322cm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5" style:family="graphic" style:parent-style-name="standard">
      <style:graphic-properties draw:fill-color="#e0ffff" draw:textarea-horizontal-align="justify" draw:textarea-vertical-align="middle" draw:auto-grow-height="false" fo:min-height="0.978cm" fo:min-width="0.478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0ffff" draw:textarea-horizontal-align="justify" draw:textarea-vertical-align="middle" draw:auto-grow-height="false" fo:min-height="0.928cm" fo:min-width="1.07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92cm" loext:decorative="false"/>
      <style:paragraph-properties style:writing-mode="lr-tb"/>
    </style:style>
    <style:style style:name="gr18" style:family="graphic" style:parent-style-name="standard">
      <style:graphic-properties draw:fill-color="#e0ffff" draw:textarea-horizontal-align="justify" draw:textarea-vertical-align="middle" draw:auto-grow-height="false" fo:min-height="0.928cm" fo:min-width="0.928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87ceeb" draw:textarea-horizontal-align="justify" draw:textarea-vertical-align="middle" draw:auto-grow-height="false" fo:min-height="3.862cm" fo:min-width="3.86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9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4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6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4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6.95cm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55cm" fo:min-width="1.05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2.55cm" fo:min-width="1.05cm" loext:decorative="false"/>
    </style:style>
    <style:style style:name="gr33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5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3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0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8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2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2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6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09cm" loext:decorative="false"/>
      <style:paragraph-properties style:writing-mode="lr-tb"/>
    </style:style>
    <style:style style:name="gr49" style:family="graphic" style:parent-style-name="objectwithoutfill">
      <style:graphic-properties svg:stroke-width="0.081cm" svg:stroke-color="#4682b4" draw:marker-start-width="0.321cm" draw:marker-end-width="0.321cm" draw:fill="none" draw:textarea-vertical-align="middle" fo:padding-top="0.14cm" fo:padding-bottom="0.14cm" fo:padding-left="0.14cm" fo:padding-right="0.14cm" loext:decorative="false"/>
    </style:style>
    <style:style style:name="gr50" style:family="graphic" style:parent-style-name="objectwithoutfill">
      <style:graphic-properties svg:stroke-width="0.053cm" svg:stroke-color="#4682b4" draw:marker-start-width="0.279cm" draw:marker-end-width="0.279cm" draw:fill="none" draw:textarea-vertical-align="middle" fo:padding-top="0.126cm" fo:padding-bottom="0.126cm" fo:padding-left="0.126cm" fo:padding-right="0.126cm" loext:decorative="false"/>
    </style:style>
    <style:style style:name="gr51" style:family="graphic" style:parent-style-name="objectwithoutfill">
      <style:graphic-properties svg:stroke-width="0.106cm" svg:stroke-color="#4682b4" draw:marker-start-width="0.358cm" draw:marker-end-width="0.358cm" draw:fill="none" draw:textarea-vertical-align="middle" fo:padding-top="0.152cm" fo:padding-bottom="0.152cm" fo:padding-left="0.152cm" fo:padding-right="0.152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 loext:decorative="false"/>
      <style:paragraph-properties style:writing-mode="lr-tb"/>
    </style:style>
    <style:style style:name="gr54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2cm" loext:decorative="false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2.926cm" fo:min-width="1.05cm" loext:decorative="fals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55cm" fo:min-width="0.974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5cm" loext:decorative="false"/>
      <style:paragraph-properties style:writing-mode="lr-tb"/>
    </style:style>
    <style:style style:name="gr60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61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Стили_20_стрелок_20_13" draw:marker-end-width="0.3cm" draw:fill="none" draw:textarea-vertical-align="middle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66" style:family="graphic" style:parent-style-name="standard">
      <style:graphic-properties svg:stroke-width="0.106cm" svg:stroke-color="#c71585" draw:marker-start-width="0.359cm" draw:marker-end-width="0.359cm" draw:fill="none" loext:fill-use-slide-background="false" draw:textarea-horizontal-align="justify" draw:textarea-vertical-align="middle" draw:auto-grow-height="false" fo:min-height="0.822cm" fo:min-width="8.434cm" fo:padding-top="0.153cm" fo:padding-bottom="0.153cm" fo:padding-left="0.153cm" fo:padding-right="0.153cm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7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49cm" loext:decorative="false"/>
      <style:paragraph-properties style:writing-mode="lr-tb"/>
    </style:style>
    <style:style style:name="gr69" style:family="graphic" style:parent-style-name="standard">
      <style:graphic-properties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gr71" style:family="graphic" style:parent-style-name="standard">
      <style:graphic-properties svg:stroke-width="0.106cm" svg:stroke-color="#c71585" draw:marker-start-width="0.359cm" draw:marker-end-width="0.359cm" draw:fill="none" loext:fill-use-slide-background="false" draw:textarea-horizontal-align="justify" draw:textarea-vertical-align="middle" draw:auto-grow-height="false" fo:min-height="0.822cm" fo:min-width="11.922cm" fo:padding-top="0.153cm" fo:padding-bottom="0.153cm" fo:padding-left="0.153cm" fo:padding-right="0.153cm" loext:decorative="false"/>
    </style:style>
    <style:style style:name="co1" style:family="table-column">
      <style:table-column-properties style:column-width="1.318cm" style:use-optimal-column-width="false"/>
    </style:style>
    <style:style style:name="co2" style:family="table-column">
      <style:table-column-properties style:column-width="1.27cm" style:use-optimal-column-width="false"/>
    </style:style>
    <style:style style:name="co3" style:family="table-column">
      <style:table-column-properties style:column-width="1.327cm" style:use-optimal-column-width="false"/>
    </style:style>
    <style:style style:name="co4" style:family="table-column">
      <style:table-column-properties style:column-width="2.709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0.818cm" style:use-optimal-column-width="false"/>
    </style:style>
    <style:style style:name="co7" style:family="table-column">
      <style:table-column-properties style:column-width="1.807cm" style:use-optimal-column-width="false"/>
    </style:style>
    <style:style style:name="co8" style:family="table-column">
      <style:table-column-properties style:column-width="1.58cm" style:use-optimal-column-width="false"/>
    </style:style>
    <style:style style:name="co9" style:family="table-column">
      <style:table-column-properties style:column-width="1.919cm" style:use-optimal-column-width="false"/>
    </style:style>
    <style:style style:name="co10" style:family="table-column">
      <style:table-column-properties style:column-width="1.976cm" style:use-optimal-column-width="false"/>
    </style:style>
    <style:style style:name="co11" style:family="table-column">
      <style:table-column-properties style:column-width="1.439cm" style:use-optimal-column-width="false"/>
    </style:style>
    <style:style style:name="co12" style:family="table-column">
      <style:table-column-properties style:column-width="2.474cm" style:use-optimal-column-width="false"/>
    </style:style>
    <style:style style:name="co13" style:family="table-column">
      <style:table-column-properties style:column-width="2.398cm" style:use-optimal-column-width="false"/>
    </style:style>
    <style:style style:name="co14" style:family="table-column">
      <style:table-column-properties style:column-width="2.53cm" style:use-optimal-column-width="false"/>
    </style:style>
    <style:style style:name="co15" style:family="table-column">
      <style:table-column-properties style:column-width="1.232cm" style:use-optimal-column-width="false"/>
    </style:style>
    <style:style style:name="co16" style:family="table-column">
      <style:table-column-properties style:column-width="1.101cm" style:use-optimal-column-width="false"/>
    </style:style>
    <style:style style:name="co17" style:family="table-column">
      <style:table-column-properties style:column-width="1.354cm" style:use-optimal-column-width="false"/>
    </style:style>
    <style:style style:name="co18" style:family="table-column">
      <style:table-column-properties style:column-width="2.851cm" style:use-optimal-column-width="false"/>
    </style:style>
    <style:style style:name="co19" style:family="table-column">
      <style:table-column-properties style:column-width="2.258cm" style:use-optimal-column-width="false"/>
    </style:style>
    <style:style style:name="co20" style:family="table-column">
      <style:table-column-properties style:column-width="0.733cm" style:use-optimal-column-width="false"/>
    </style:style>
    <style:style style:name="co21" style:family="table-column">
      <style:table-column-properties style:column-width="1.835cm" style:use-optimal-column-width="false"/>
    </style:style>
    <style:style style:name="co22" style:family="table-column">
      <style:table-column-properties style:column-width="1.383cm" style:use-optimal-column-width="false"/>
    </style:style>
    <style:style style:name="co23" style:family="table-column">
      <style:table-column-properties style:column-width="1.947cm" style:use-optimal-column-width="false"/>
    </style:style>
    <style:style style:name="co24" style:family="table-column">
      <style:table-column-properties style:column-width="1.693cm" style:use-optimal-column-width="false"/>
    </style:style>
    <style:style style:name="co25" style:family="table-column">
      <style:table-column-properties style:column-width="1.75cm" style:use-optimal-column-width="false"/>
    </style:style>
    <style:style style:name="ro1" style:family="table-row">
      <style:table-row-properties style:row-height="1.25cm" style:use-optimal-row-height="false"/>
    </style:style>
    <style:style style:name="ro2" style:family="table-row">
      <style:table-row-properties style:row-height="0.857cm" style:use-optimal-row-height="false"/>
    </style:style>
    <style:style style:name="ro3" style:family="table-row">
      <style:table-row-properties style:row-height="0.988cm" style:use-optimal-row-height="false"/>
    </style:style>
    <style:style style:name="ro4" style:family="table-row">
      <style:table-row-properties style:row-height="0.99cm" style:use-optimal-row-height="false"/>
    </style:style>
    <style:style style:name="ro5" style:family="table-row">
      <style:table-row-properties style:row-height="0.991cm" style:use-optimal-row-height="false"/>
    </style:style>
    <style:style style:name="ro6" style:family="table-row">
      <style:table-row-properties style:row-height="1.311cm" style:use-optimal-row-height="false"/>
    </style:style>
    <style:style style:name="ce1" style:family="table-cell">
      <loext:graphic-properties draw:textarea-vertical-align="middle"/>
      <style:paragraph-properties fo:text-align="center" fo:border="0.28pt solid #d3d3d3"/>
      <style:text-properties style:font-name="Liberation Sans1" fo:font-size="13pt" style:font-size-asian="13pt" style:font-size-complex="13pt"/>
    </style:style>
    <style:style style:name="ce2" style:family="table-cell">
      <loext:graphic-properties draw:textarea-vertical-align="middle"/>
      <style:paragraph-properties fo:text-align="center" fo:border-left="none" fo:border-right="0.28pt solid #d3d3d3" fo:border-top="0.28pt solid #d3d3d3" fo:border-bottom="0.28pt solid #d3d3d3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4" style:family="table-cell">
      <loext:graphic-properties draw:fill="solid" draw:fill-color="#d8f1d8" draw:textarea-vertical-align="middle"/>
      <style:paragraph-properties fo:text-align="center" fo:border="0.28pt solid #d3d3d3"/>
      <style:text-properties style:font-name="Liberation Sans1" fo:font-size="13pt" style:font-size-asian="13pt" style:font-size-complex="13pt"/>
    </style:style>
    <style:style style:name="ce5" style:family="table-cell">
      <loext:graphic-properties draw:fill="solid" draw:fill-color="#ffc0cb" draw:textarea-vertical-align="middle"/>
      <style:paragraph-properties fo:text-align="center" fo:border="0.28pt solid #d3d3d3"/>
      <style:text-properties style:font-name="Liberation Sans1" fo:font-size="13pt" style:font-size-asian="13pt" style:font-size-complex="13pt"/>
    </style:style>
    <style:style style:name="ce6" style:family="table-cell">
      <loext:graphic-properties draw:fill="none" draw:fill-color="#d8f1d8" draw:textarea-vertical-align="middle"/>
      <style:paragraph-properties fo:text-align="center" fo:border="0.28pt solid #d3d3d3"/>
      <style:text-properties style:font-name="Liberation Sans1" fo:font-size="13pt" style:font-size-asian="13pt" style:font-size-complex="13pt"/>
    </style:style>
    <style:style style:name="ce7" style:family="table-cell">
      <loext:graphic-properties draw:fill="none" draw:fill-color="#ffc0cb" draw:textarea-vertical-align="middle"/>
      <style:paragraph-properties fo:text-align="center" fo:border="0.28pt solid #d3d3d3"/>
      <style:text-properties style:font-name="Liberation Sans1" fo:font-size="13pt" style:font-size-asian="13pt" style:font-size-complex="13pt"/>
    </style:style>
    <style:style style:name="ce8" style:family="table-cell">
      <loext:graphic-properties draw:textarea-vertical-align="middle"/>
      <style:paragraph-properties fo:text-align="center" fo:border="0.43pt solid #b2b2b2"/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ce9" style:family="table-cell">
      <loext:graphic-properties draw:textarea-vertical-align="middle"/>
      <style:paragraph-properties fo:text-align="center" fo:border="0.43pt solid #b2b2b2"/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fill="solid" draw:fill-color="#d8f1d8" draw:textarea-vertical-align="middle"/>
      <style:paragraph-properties fo:text-align="center" fo:border="0.43pt solid #b2b2b2"/>
      <style:text-properties fo:font-size="12pt" style:font-size-asian="12pt" style:font-size-complex="12pt"/>
    </style:style>
    <style:style style:name="ce11" style:family="table-cell">
      <loext:graphic-properties draw:fill="solid" draw:fill-color="#ffc0cb" draw:textarea-vertical-align="middle"/>
      <style:paragraph-properties fo:text-align="center" fo:border="0.43pt solid #b2b2b2"/>
      <style:text-properties fo:font-size="12pt" style:font-size-asian="12pt" style:font-size-complex="12pt"/>
    </style:style>
    <style:style style:name="ce12" style:family="table-cell">
      <loext:graphic-properties draw:fill="solid" draw:fill-color="#f5eaef" draw:textarea-vertical-align="middle"/>
      <style:paragraph-properties fo:text-align="center" fo:border="0.28pt solid #d3d3d3"/>
      <style:text-properties fo:font-size="13pt" style:font-size-asian="13pt" style:font-size-complex="13pt"/>
    </style:style>
    <style:style style:name="ce13" style:family="table-cell">
      <loext:graphic-properties draw:fill="solid" draw:fill-color="#f7d1e6" draw:textarea-vertical-align="middle"/>
      <style:paragraph-properties fo:text-align="center" fo:border="0.28pt solid #d3d3d3"/>
      <style:text-properties fo:font-size="13pt" style:font-size-asian="13pt" style:font-size-complex="13pt"/>
    </style:style>
    <style:style style:name="ce14" style:family="table-cell">
      <loext:graphic-properties draw:fill="solid" draw:fill-color="#f6f9d4" draw:textarea-vertical-align="middle"/>
      <style:paragraph-properties fo:text-align="center" fo:border="0.28pt solid #d3d3d3"/>
      <style:text-properties fo:font-size="13pt" style:font-size-asian="13pt" style:font-size-complex="13pt"/>
    </style:style>
    <style:style style:name="ce15" style:family="table-cell">
      <loext:graphic-properties draw:fill="solid" draw:fill-color="#ffa4ce" draw:textarea-vertical-align="middle"/>
      <style:paragraph-properties fo:text-align="center" fo:border="0.28pt solid #d3d3d3"/>
      <style:text-properties fo:font-size="13pt" style:font-size-asian="13pt" style:font-size-complex="13pt"/>
    </style:style>
    <style:style style:name="ce16" style:family="table-cell">
      <loext:graphic-properties draw:fill="solid" draw:fill-color="#e44ea1" draw:textarea-vertical-align="middle"/>
      <style:paragraph-properties fo:text-align="center" fo:border="0.28pt solid #d3d3d3"/>
      <style:text-properties fo:font-size="13pt" style:font-size-asian="13pt" style:font-size-complex="13pt"/>
    </style:style>
    <style:style style:name="ce17" style:family="table-cell">
      <loext:graphic-properties draw:textarea-vertical-align="middle"/>
      <style:paragraph-properties fo:text-align="center" fo:border="0.28pt solid #d3d3d3"/>
      <style:text-properties fo:font-size="13pt" style:font-size-asian="13pt" style:font-size-complex="13pt"/>
    </style:style>
    <style:style style:name="ce18" style:family="table-cell">
      <loext:graphic-properties draw:textarea-vertical-align="middle"/>
      <style:paragraph-properties fo:text-align="center" fo:border="0.43pt solid #b2b2b2"/>
      <style:text-properties fo:color="#7dcc7d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ce19" style:family="table-cell">
      <loext:graphic-properties draw:textarea-vertical-align="middle"/>
      <style:paragraph-properties fo:text-align="center" fo:border="0.43pt solid #b2b2b2"/>
      <style:text-properties fo:color="#e069a0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ce20" style:family="table-cell">
      <loext:graphic-properties draw:fill="solid" draw:fill-color="#d8f1d8" draw:textarea-vertical-align="middle"/>
      <style:paragraph-properties fo:text-align="center" fo:border="0.43pt solid #b2b2b2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ce21" style:family="table-cell">
      <loext:graphic-properties draw:fill="solid" draw:fill-color="#f5eae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fo:padding-top="0.1cm" fo:padding-bottom="0.1cm" fo:padding-left="0.1cm" fo:padding-right="0.1cm" style:writing-mode="lr-tb"/>
      <style:paragraph-properties fo:margin-top="0cm" fo:margin-bottom="0cm" fo:line-height="100%" fo:text-align="center" fo:border="0.43pt solid #b2b2b2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2" style:family="table-cell">
      <loext:graphic-properties draw:fill="solid" draw:fill-color="#f7d1e6" draw:textarea-vertical-align="middle"/>
      <style:paragraph-properties fo:text-align="center" fo:border="0.43pt solid #b2b2b2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ce23" style:family="table-cell">
      <loext:graphic-properties draw:fill="solid" draw:fill-color="#ffa4ce" draw:textarea-vertical-align="middle"/>
      <style:paragraph-properties fo:text-align="center" fo:border="0.43pt solid #b2b2b2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ce24" style:family="table-cell">
      <loext:graphic-properties draw:fill="solid" draw:fill-color="#e44ea1" draw:textarea-vertical-align="middle"/>
      <style:paragraph-properties fo:text-align="center" fo:border="0.43pt solid #b2b2b2"/>
      <style:text-properties fo:color="#000000" loext:opacity="100%" style:font-name="Liberation Sans" fo:font-size="12pt" style:letter-kerning="true" style:font-name-asian="Microsoft YaHei" style:font-size-asian="12pt" style:font-name-complex="Arial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top="0.1cm" fo:margin-bottom="0cm" fo:line-height="100%"/>
    </style:style>
    <style:style style:name="P9" style:family="paragraph">
      <style:paragraph-properties fo:line-height="100%"/>
    </style:style>
    <style:style style:name="P10" style:family="paragraph">
      <style:paragraph-properties fo:margin-left="0cm" fo:margin-right="0cm" fo:margin-top="0.4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5ee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17" style:family="paragraph">
      <loext:graphic-properties draw:fill-color="#fa8072"/>
      <style:paragraph-properties fo:text-align="center" style:writing-mode="lr-tb"/>
      <style:text-properties fo:font-size="21pt" fo:font-weight="bold" style:font-size-asian="21pt" style:font-weight-asian="bold" style:font-size-complex="21pt" style:font-weight-complex="bold"/>
    </style:style>
    <style:style style:name="P18" style:family="paragraph">
      <loext:graphic-properties draw:fill-color="#e0ffff"/>
      <style:paragraph-properties fo:text-align="center" style:writing-mode="lr-tb"/>
    </style:style>
    <style:style style:name="P19" style:family="paragraph">
      <style:paragraph-properties fo:margin-left="0cm" fo:margin-right="0cm" fo:margin-top="0.2cm" fo:margin-bottom="0cm" fo:line-height="100%" fo:text-indent="0cm"/>
    </style:style>
    <style:style style:name="P20" style:family="paragraph">
      <loext:graphic-properties draw:fill-color="#87ceeb"/>
      <style:paragraph-properties fo:text-align="center" style:writing-mode="lr-tb"/>
      <style:text-properties fo:font-size="21pt" fo:font-weight="bold" style:font-size-asian="21pt" style:font-weight-asian="bold" style:font-size-complex="21pt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line-height="150%"/>
      <style:text-properties fo:color="#000000" loext:opacity="100%" style:font-name="Liberation Sans1"/>
    </style:style>
    <style:style style:name="P24" style:family="paragraph">
      <loext:graphic-properties draw:fill="none" draw:fill-color="#ffffff"/>
      <style:paragraph-properties fo:text-align="center"/>
      <style:text-properties fo:font-style="italic"/>
    </style:style>
    <style:style style:name="P25" style:family="paragraph">
      <loext:graphic-properties draw:fill="none" draw:fill-color="#ffffff"/>
      <style:text-properties fo:font-style="italic"/>
    </style:style>
    <style:style style:name="P26" style:family="paragraph">
      <loext:graphic-properties draw:fill="none" draw:fill-color="#ffffff"/>
      <style:text-properties style:font-name="Trebuchet MS" fo:font-size="18pt" fo:font-weight="normal"/>
    </style:style>
    <style:style style:name="P27" style:family="paragraph">
      <loext:graphic-properties draw:fill="none" draw:fill-color="#ffffff"/>
      <style:text-properties style:font-name="Trebuchet MS"/>
    </style:style>
    <style:style style:name="P28" style:family="paragraph">
      <loext:graphic-properties draw:fill="none" draw:fill-color="#ffffff"/>
      <style:text-properties fo:font-weight="bold"/>
    </style:style>
    <style:style style:name="P29" style:family="paragraph">
      <loext:graphic-properties draw:fill="none" draw:fill-color="#ffffff"/>
      <style:text-properties style:font-name="Tahoma" fo:font-size="16pt"/>
    </style:style>
    <style:style style:name="P30" style:family="paragraph">
      <loext:graphic-properties draw:fill="none" draw:fill-color="#ffffff"/>
      <style:text-properties style:font-name="Tahoma" fo:font-size="16pt" style:font-size-asian="16pt" style:font-size-complex="16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 draw:fill-color="#ffffff"/>
      <style:paragraph-properties fo:margin-top="0.42cm" fo:margin-bottom="0.35cm"/>
      <style:text-properties fo:color="#000000" loext:opacity="100%" style:font-name="Tahoma" fo:font-size="22pt" style:font-size-asian="22pt" style:font-size-complex="22pt"/>
    </style:style>
    <style:style style:name="P33" style:family="paragraph">
      <loext:graphic-properties draw:fill="none" draw:fill-color="#ffffff"/>
      <style:text-properties fo:color="#c71585" loext:opacity="100%"/>
    </style:style>
    <style:style style:name="P34" style:family="paragraph">
      <style:paragraph-properties fo:text-align="center"/>
      <style:text-properties style:font-name="Liberation Sans1" fo:font-size="13pt" style:font-size-asian="13pt" style:font-size-complex="13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paragraph-properties fo:text-align="center"/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P37" style:family="paragraph">
      <style:paragraph-properties fo:text-align="center"/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left="0cm" fo:margin-right="0cm" fo:margin-top="0.42cm" fo:margin-bottom="0.35cm" fo:line-height="100%" fo:text-indent="0cm"/>
    </style:style>
    <style:style style:name="P40" style:family="paragraph">
      <loext:graphic-properties draw:fill="none" draw:fill-color="#ffffff"/>
      <style:paragraph-properties fo:margin-top="0.42cm" fo:margin-bottom="0.35cm"/>
      <style:text-properties style:font-name="Tahoma" fo:font-size="22pt" style:font-size-asian="22pt" style:font-size-complex="22pt"/>
    </style:style>
    <style:style style:name="P41" style:family="paragraph">
      <style:paragraph-properties fo:text-align="center"/>
      <style:text-properties fo:font-size="13pt" style:font-size-asian="13pt" style:font-size-complex="13pt"/>
    </style:style>
    <style:style style:name="P42" style:family="paragraph">
      <style:paragraph-properties fo:text-align="center"/>
      <style:text-properties fo:color="#7dcc7d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P43" style:family="paragraph">
      <style:paragraph-properties fo:text-align="center"/>
      <style:text-properties fo:color="#e069a0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P44" style:family="paragraph">
      <style:paragraph-properties fo:text-align="center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P45" style:family="paragraph">
      <style:paragraph-properties fo:margin-top="0cm" fo:margin-bottom="0cm" fo:line-height="100%" fo:text-align="center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6" style:family="paragraph">
      <style:paragraph-properties fo:text-align="center"/>
      <style:text-properties fo:color="#000000" loext:opacity="100%" style:font-name="Liberation Sans" fo:font-size="12pt" style:letter-kerning="true" style:font-name-asian="Microsoft YaHei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6pt" style:font-size-asian="16pt" style:font-size-complex="16pt"/>
    </style:style>
    <style:style style:name="T6" style:family="text">
      <style:text-properties style:text-position="sub 58%" fo:font-size="16pt" style:font-size-asian="16pt" style:font-size-complex="16pt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anguage="en" fo:country="U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loext:opacity="100%" style:font-name="Liberation Sans1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Liberation Sans1" fo:font-size="16pt" style:font-size-asian="16pt" style:font-size-complex="16pt"/>
    </style:style>
    <style:style style:name="T15" style:family="text">
      <style:text-properties fo:color="#000000" loext:opacity="100%" style:font-name="Liberation Sans1" fo:font-size="13pt" style:font-size-asian="13pt" style:font-size-complex="13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6pt" fo:language="en" fo:country="U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/>
    </style:style>
    <style:style style:name="T19" style:family="text">
      <style:text-properties style:font-name="Trebuchet MS" fo:font-size="18pt" fo:font-weight="normal"/>
    </style:style>
    <style:style style:name="T20" style:family="text">
      <style:text-properties style:font-name="Trebuchet MS"/>
    </style:style>
    <style:style style:name="T21" style:family="text">
      <style:text-properties fo:font-weight="bold"/>
    </style:style>
    <style:style style:name="T22" style:family="text">
      <style:text-properties style:font-name="Tahoma" fo:font-size="16pt"/>
    </style:style>
    <style:style style:name="T23" style:family="text">
      <style:text-properties style:font-name="Tahoma" fo:font-size="16pt" style:font-size-asian="16pt" style:font-size-complex="16pt"/>
    </style:style>
    <style:style style:name="T24" style:family="text">
      <style:text-properties fo:color="#000000" loext:opacity="100%" style:font-name="Tahoma" fo:font-size="22pt" style:font-size-asian="22pt" style:font-size-complex="22pt"/>
    </style:style>
    <style:style style:name="T25" style:family="text">
      <style:text-properties fo:color="#c71585" loext:opacity="100%"/>
    </style:style>
    <style:style style:name="T26" style:family="text"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7dcc7d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T30" style:family="text">
      <style:text-properties fo:color="#e069a0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T31" style:family="text"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loext:opacity="100%" style:font-name="Liberation Sans" fo:font-size="12pt" style:letter-kerning="true" style:font-name-asian="Microsoft YaHei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0.5cm" svg:y1="12.6cm" svg:x2="22.75cm" svg:y2="17.85cm">
          <text:p/>
        </draw:line>
        <draw:line draw:style-name="gr1" draw:text-style-name="P1" draw:layer="layout" svg:x1="20.5cm" svg:y1="8.85cm" svg:x2="23cm" svg:y2="11.6cm">
          <text:p/>
        </draw:line>
        <draw:line draw:style-name="gr1" draw:text-style-name="P1" draw:layer="layout" svg:x1="20.5cm" svg:y1="12.35cm" svg:x2="22.75cm" svg:y2="9.6cm">
          <text:p/>
        </draw:line>
        <draw:line draw:style-name="gr1" draw:text-style-name="P1" draw:layer="layout" svg:x1="20.5cm" svg:y1="8.85cm" svg:x2="22.75cm" svg:y2="3.25cm">
          <text:p/>
        </draw:line>
        <draw:custom-shape draw:style-name="gr2" draw:text-style-name="P2" draw:layer="layout" svg:width="1.25cm" svg:height="11cm" svg:x="5.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5.35cm">
          <draw:text-box>
            <text:p>0</text:p>
          </draw:text-box>
        </draw:frame>
        <draw:frame draw:style-name="gr4" draw:text-style-name="P3" draw:layer="layout" svg:width="0.25cm" svg:height="2.334cm" svg:x="6.132cm" svg:y="7.198cm">
          <draw:text-box>
            <text:p>.</text:p>
            <text:p>.</text:p>
            <text:p>.</text:p>
          </draw:text-box>
        </draw:frame>
        <draw:custom-shape draw:style-name="gr5" draw:text-style-name="P5" draw:layer="layout" svg:width="0.75cm" svg:height="1.25cm" svg:x="5.95cm" svg:y="9.95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13.688cm">
          <draw:text-box>
            <text:p>0</text:p>
          </draw:text-box>
        </draw:frame>
        <draw:frame draw:style-name="gr3" draw:text-style-name="P3" draw:layer="layout" svg:width="0.25cm" svg:height="0.912cm" svg:x="6.1cm" svg:y="14.75cm">
          <draw:text-box>
            <text:p>0</text:p>
          </draw:text-box>
        </draw:frame>
        <draw:frame draw:style-name="gr4" draw:text-style-name="P3" draw:layer="layout" svg:width="0.25cm" svg:height="2.334cm" svg:x="6.2cm" svg:y="11.2cm">
          <draw:text-box>
            <text:p>.</text:p>
            <text:p>.</text:p>
            <text:p>.</text:p>
          </draw:text-box>
        </draw:frame>
        <draw:frame draw:style-name="gr6" draw:text-style-name="P6" draw:layer="layout" svg:width="0.001cm" svg:height="9.444cm" svg:x="3cm" svg:y="5.85cm">
          <draw:text-box>
            <text:p><text:span text:style-name="T1">целевые слова</text:span></text:p>
          </draw:text-box>
        </draw:frame>
        <draw:custom-shape draw:style-name="gr7" draw:text-style-name="P4" draw:layer="layout" svg:width="1.25cm" svg:height="1.25cm" svg:x="4.3cm" svg:y="9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.25cm" svg:height="11.2cm" svg:x="4.35cm" svg:y="4.9cm">
          <draw:text-box>
            <text:p text:style-name="P7">С<text:span text:style-name="T2">1</text:span></text:p>
            <text:p text:style-name="P7">С<text:span text:style-name="T2">2</text:span></text:p>
            <text:p text:style-name="P8">.</text:p>
            <text:p text:style-name="P9">.</text:p>
            <text:p text:style-name="P9">.</text:p>
            <text:p text:style-name="P9"><text:span text:style-name="T3"/></text:p>
            <text:p text:style-name="P7">С<text:span text:style-name="T2">m</text:span></text:p>
            <text:p text:style-name="P10"><text:span text:style-name="T4">.</text:span></text:p>
            <text:p text:style-name="P11"><text:span text:style-name="T4">.</text:span></text:p>
            <text:p text:style-name="P11"><text:span text:style-name="T4">.</text:span></text:p>
            <text:p text:style-name="P12"><text:span text:style-name="T4">С</text:span><text:span text:style-name="T2">n-1</text:span></text:p>
            <text:p text:style-name="P12"><text:span text:style-name="T4">С</text:span><text:span text:style-name="T2">n</text:span></text:p>
          </draw:text-box>
        </draw:frame>
        <draw:line draw:style-name="gr9" draw:text-style-name="P1" draw:layer="layout" svg:x1="6.95cm" svg:y1="5.154cm" svg:x2="8.85cm" svg:y2="8.6cm">
          <text:p/>
        </draw:line>
        <draw:line draw:style-name="gr9" draw:text-style-name="P1" draw:layer="layout" svg:x1="6.95cm" svg:y1="15.85cm" svg:x2="8.85cm" svg:y2="12.6cm">
          <text:p/>
        </draw:line>
        <draw:custom-shape draw:style-name="gr10" draw:text-style-name="P2" draw:layer="layout" svg:width="1.25cm" svg:height="6.75cm" svg:x="13.85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cm" svg:height="1cm" svg:x="13.926cm" svg:y="7.684cm">
          <text:p text:style-name="P14"><text:span text:style-name="T5">h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13.95cm" svg:y="9.1cm">
          <text:p text:style-name="P14"><text:span text:style-name="T5">h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13.95cm" svg:y="12.65cm">
          <text:p text:style-name="P14"><text:span text:style-name="T5">h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6cm" svg:y1="8.6cm" svg:x2="13.85cm" svg:y2="7.35cm">
          <text:p/>
        </draw:line>
        <draw:line draw:style-name="gr1" draw:text-style-name="P1" draw:layer="layout" svg:x1="12.6cm" svg:y1="12.6cm" svg:x2="13.85cm" svg:y2="13.85cm">
          <text:p/>
        </draw:line>
        <draw:line draw:style-name="gr9" draw:text-style-name="P1" draw:layer="layout" svg:x1="15.1cm" svg:y1="7.35cm" svg:x2="16.6cm" svg:y2="8.6cm">
          <text:p/>
        </draw:line>
        <draw:line draw:style-name="gr9" draw:text-style-name="P1" draw:layer="layout" svg:x1="15.1cm" svg:y1="13.85cm" svg:x2="16.6cm" svg:y2="12.6cm">
          <text:p/>
        </draw:line>
        <draw:custom-shape draw:style-name="gr12" draw:text-style-name="P17" draw:layer="layout" svg:width="4.5cm" svg:height="4.5cm" svg:x="8.45cm" svg:y="8.3cm">
          <text:p text:style-name="P16"><text:span text:style-name="T7">V x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6.35cm">
          <draw:text-box>
            <text:p>0</text:p>
          </draw:text-box>
        </draw:frame>
        <draw:custom-shape draw:style-name="gr13" draw:text-style-name="P2" draw:layer="layout" svg:width="1cm" svg:height="6.5cm" svg:x="22.6cm" svg:y="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22.85cm" svg:y="3.588cm">
          <draw:text-box>
            <text:p>0</text:p>
          </draw:text-box>
        </draw:frame>
        <draw:frame draw:style-name="gr14" draw:text-style-name="P3" draw:layer="layout" svg:width="0.25cm" svg:height="1.95cm" svg:x="22.932cm" svg:y="4.198cm">
          <draw:text-box>
            <text:p>.</text:p>
            <text:p>.</text:p>
          </draw:text-box>
        </draw:frame>
        <draw:custom-shape draw:style-name="gr15" draw:text-style-name="P18" draw:layer="layout" svg:width="0.75cm" svg:height="1.25cm" svg:x="22.75cm" svg:y="5.85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25cm" svg:height="0.912cm" svg:x="22.85cm" svg:y="8.588cm">
          <draw:text-box>
            <text:p>0</text:p>
          </draw:text-box>
        </draw:frame>
        <draw:frame draw:style-name="gr14" draw:text-style-name="P3" draw:layer="layout" svg:width="0.25cm" svg:height="1.95cm" svg:x="22.974cm" svg:y="7.04cm">
          <draw:text-box>
            <text:p>.</text:p>
            <text:p>.</text:p>
          </draw:text-box>
        </draw:frame>
        <draw:custom-shape draw:style-name="gr16" draw:text-style-name="P18" draw:layer="layout" svg:width="1.4cm" svg:height="1.25cm" svg:x="23.85cm" svg:y="5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1.35cm" svg:height="7.12cm" svg:x="23.9cm" svg:y="3.1cm">
          <draw:text-box>
            <text:p text:style-name="P7">С<text:span text:style-name="T2">11</text:span></text:p>
            <text:p text:style-name="P9"><text:span text:style-name="T8">.</text:span></text:p>
            <text:p text:style-name="P9"><text:span text:style-name="T8">.</text:span></text:p>
            <text:p text:style-name="P9"><text:span text:style-name="T9"/></text:p>
            <text:p text:style-name="P8">С<text:span text:style-name="T2">m1</text:span></text:p>
            <text:p text:style-name="P10"><text:span text:style-name="T10">.</text:span></text:p>
            <text:p text:style-name="P11"><text:span text:style-name="T10">.</text:span></text:p>
            <text:p text:style-name="P19"><text:span text:style-name="T4">С</text:span><text:span text:style-name="T2">n1</text:span></text:p>
          </draw:text-box>
        </draw:frame>
        <draw:custom-shape draw:style-name="gr13" draw:text-style-name="P2" draw:layer="layout" svg:width="1cm" svg:height="6.5cm" svg:x="22.7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23cm" svg:y="11.838cm">
          <draw:text-box>
            <text:p>0</text:p>
          </draw:text-box>
        </draw:frame>
        <draw:frame draw:style-name="gr14" draw:text-style-name="P3" draw:layer="layout" svg:width="0.25cm" svg:height="1.95cm" svg:x="23.082cm" svg:y="12.448cm">
          <draw:text-box>
            <text:p>.</text:p>
            <text:p>.</text:p>
          </draw:text-box>
        </draw:frame>
        <draw:custom-shape draw:style-name="gr15" draw:text-style-name="P18" draw:layer="layout" svg:width="0.75cm" svg:height="1.25cm" svg:x="22.9cm" svg:y="14.1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25cm" svg:height="0.912cm" svg:x="23cm" svg:y="16.838cm">
          <draw:text-box>
            <text:p>0</text:p>
          </draw:text-box>
        </draw:frame>
        <draw:frame draw:style-name="gr14" draw:text-style-name="P3" draw:layer="layout" svg:width="0.25cm" svg:height="1.95cm" svg:x="23.124cm" svg:y="15.29cm">
          <draw:text-box>
            <text:p>.</text:p>
            <text:p>.</text:p>
          </draw:text-box>
        </draw:frame>
        <draw:custom-shape draw:style-name="gr18" draw:text-style-name="P18" draw:layer="layout" svg:width="1.25cm" svg:height="1.25cm" svg:x="24cm" svg:y="1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4.5cm" svg:height="4.5cm" svg:x="16.35cm" svg:y="8.35cm">
          <text:p text:style-name="P16"><text:span text:style-name="T7">N x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draw:layer="layout" svg:width="2.697cm" svg:height="1.623cm" svg:x="5.053cm" svg:y="3.127cm">
          <draw:text-box>
            <text:p>Входной</text:p>
            <text:p text:style-name="P4">слой</text:p>
          </draw:text-box>
        </draw:frame>
        <draw:frame draw:style-name="gr21" draw:text-style-name="P21" draw:layer="layout" svg:width="2.85cm" svg:height="1.623cm" svg:x="13cm" svg:y="5.377cm">
          <draw:text-box>
            <text:p text:style-name="P4">Скрытый</text:p>
            <text:p text:style-name="P4">слой</text:p>
          </draw:text-box>
        </draw:frame>
        <draw:frame draw:style-name="gr22" draw:text-style-name="P21" draw:layer="layout" svg:width="5.25cm" svg:height="1.75cm" svg:x="20.7cm" svg:y="1.55cm">
          <draw:text-box>
            <text:p text:style-name="P4">Выходной слой / </text:p>
            <text:p text:style-name="P4">softmax</text:p>
          </draw:text-box>
        </draw:frame>
        <draw:frame draw:style-name="gr23" draw:text-style-name="P6" draw:layer="layout" svg:width="0.001cm" svg:height="12.288cm" svg:x="26.499cm" svg:y="4.306cm">
          <draw:text-box>
            <text:p><text:span text:style-name="T1">Контекстные слова</text:span></text:p>
          </draw:text-box>
        </draw:frame>
        <draw:frame draw:style-name="gr24" draw:text-style-name="P3" draw:layer="layout" svg:width="3.747cm" svg:height="1.623cm" svg:x="4.4cm" svg:y="16.5cm">
          <draw:text-box>
            <text:p><text:span text:style-name="T1">V</text:span> — размер</text:p>
            <text:p text:style-name="P4">словаря</text:p>
          </draw:text-box>
        </draw:frame>
        <draw:frame draw:style-name="gr25" draw:text-style-name="P22" draw:layer="layout" svg:width="4.469cm" svg:height="1.311cm" svg:x="8.381cm" svg:y="13.15cm">
          <draw:text-box>
            <text:p text:style-name="P4"><text:span text:style-name="T11">Весовая матрица</text:span></text:p>
            <text:p text:style-name="P4"><text:span text:style-name="T11">(embedding matrix)</text:span></text:p>
          </draw:text-box>
        </draw:frame>
        <draw:frame draw:style-name="gr26" draw:text-style-name="P3" draw:layer="layout" svg:width="3.538cm" svg:height="1.623cm" svg:x="12.962cm" svg:y="14.55cm">
          <draw:text-box>
            <text:p><text:span text:style-name="T1">N</text:span> — кол-во</text:p>
            <text:p text:style-name="P4">нейронов</text:p>
          </draw:text-box>
        </draw:frame>
        <draw:frame draw:style-name="gr27" draw:text-style-name="P3" draw:layer="layout" svg:width="3.846cm" svg:height="1.623cm" svg:x="21.5cm" svg:y="18.277cm">
          <draw:text-box>
            <text:p text:style-name="P4"><text:span text:style-name="T1">w</text:span> = 1<text:line-break/>размер окна</text:p>
          </draw:text-box>
        </draw:frame>
        <draw:frame draw:style-name="gr28" draw:text-style-name="P23" draw:layer="layout" svg:width="1.2cm" svg:height="7.15cm" svg:x="24.05cm" svg:y="11.35cm">
          <draw:text-box>
            <text:p text:style-name="P7"><text:span text:style-name="T12">С</text:span><text:span text:style-name="T13">12</text:span></text:p>
            <text:p text:style-name="P9"><text:span text:style-name="T14">.</text:span></text:p>
            <text:p text:style-name="P9"><text:span text:style-name="T14">.</text:span></text:p>
            <text:p text:style-name="P9"><text:span text:style-name="T15"/></text:p>
            <text:p text:style-name="P8"><text:span text:style-name="T12">С</text:span><text:span text:style-name="T13">m2</text:span></text:p>
            <text:p text:style-name="P10"><text:span text:style-name="T16">.</text:span></text:p>
            <text:p text:style-name="P11"><text:span text:style-name="T16">.</text:span></text:p>
            <text:p text:style-name="P19"><text:span text:style-name="T17">С</text:span><text:span text:style-name="T13">n2</text:span></text:p>
          </draw:text-box>
        </draw:frame>
      </draw:page>
      <draw:page draw:name="page2" draw:style-name="dp1" draw:master-page-name="Обычный">
        <draw:custom-shape draw:style-name="gr29" draw:text-style-name="P2" draw:layer="layout" svg:width="1.25cm" svg:height="1.75cm" svg:x="3.825cm" svg:y="3.7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.75cm" svg:y="4.25cm">
          <draw:text-box>
            <text:p>w(t-2)</text:p>
          </draw:text-box>
        </draw:frame>
        <draw:custom-shape draw:style-name="gr29" draw:text-style-name="P2" draw:layer="layout" svg:width="1.25cm" svg:height="1.75cm" svg:x="3.9cm" svg:y="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.825cm" svg:y="6.5cm">
          <draw:text-box>
            <text:p>w(t-1)</text:p>
          </draw:text-box>
        </draw:frame>
        <draw:custom-shape draw:style-name="gr29" draw:text-style-name="P2" draw:layer="layout" svg:width="1.25cm" svg:height="1.75cm" svg:x="3.825cm" svg:y="10.2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.75cm" svg:y="10.75cm">
          <draw:text-box>
            <text:p>w(t+1)</text:p>
          </draw:text-box>
        </draw:frame>
        <draw:custom-shape draw:style-name="gr29" draw:text-style-name="P2" draw:layer="layout" svg:width="1.25cm" svg:height="1.75cm" svg:x="3.825cm" svg:y="12.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.75cm" svg:y="13cm">
          <draw:text-box>
            <text:p>w(t+2)</text:p>
          </draw:text-box>
        </draw:frame>
        <draw:custom-shape draw:style-name="gr32" draw:text-style-name="P2" draw:layer="layout" svg:width="1.25cm" svg:height="2.75cm" svg:x="7.75cm" svg:y="7.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5.075cm" svg:y1="4.618cm" svg:x2="7.75cm" svg:y2="8.25cm">
          <text:p/>
        </draw:line>
        <draw:line draw:style-name="gr34" draw:text-style-name="P1" draw:layer="layout" svg:x1="5.15cm" svg:y1="6.855cm" svg:x2="7.75cm" svg:y2="8.75cm">
          <text:p/>
        </draw:line>
        <draw:line draw:style-name="gr35" draw:text-style-name="P1" draw:layer="layout" svg:x1="5.075cm" svg:y1="11.112cm" svg:x2="7.75cm" svg:y2="9cm">
          <text:p/>
        </draw:line>
        <draw:line draw:style-name="gr36" draw:text-style-name="P1" draw:layer="layout" svg:x1="5.075cm" svg:y1="13.373cm" svg:x2="7.75cm" svg:y2="9.5cm">
          <text:p/>
        </draw:line>
        <draw:frame draw:style-name="gr37" draw:text-style-name="P21" draw:layer="layout" svg:width="2.056cm" svg:height="0.912cm" svg:x="7.444cm" svg:y="6.5cm">
          <draw:text-box>
            <text:p text:style-name="P4">сумма</text:p>
          </draw:text-box>
        </draw:frame>
        <draw:frame draw:style-name="gr38" draw:text-style-name="P24" draw:layer="layout" svg:width="4.233cm" svg:height="0.912cm" svg:x="2.25cm" svg:y="2.088cm">
          <draw:text-box>
            <text:p text:style-name="P4"><text:span text:style-name="T18">Входной слой</text:span></text:p>
          </draw:text-box>
        </draw:frame>
        <draw:frame draw:style-name="gr39" draw:text-style-name="P3" draw:layer="layout" svg:width="2.945cm" svg:height="0.912cm" svg:x="6.805cm" svg:y="3.5cm">
          <draw:text-box>
            <text:p>проекция</text:p>
          </draw:text-box>
        </draw:frame>
        <draw:custom-shape draw:style-name="gr32" draw:text-style-name="P2" draw:layer="layout" svg:width="1.25cm" svg:height="2.75cm" svg:x="11cm" svg:y="7.5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cm" svg:y1="8.75cm" svg:x2="11cm" svg:y2="8.75cm">
          <text:p/>
        </draw:line>
        <draw:frame draw:style-name="gr41" draw:text-style-name="P25" draw:layer="layout" svg:width="2.107cm" svg:height="0.912cm" svg:x="10.798cm" svg:y="2.088cm">
          <draw:text-box>
            <text:p><text:span text:style-name="T18">Выход</text:span></text:p>
          </draw:text-box>
        </draw:frame>
        <draw:frame draw:style-name="gr30" draw:text-style-name="P3" draw:layer="layout" svg:width="1.825cm" svg:height="0.912cm" svg:x="12.5cm" svg:y="8.5cm">
          <draw:text-box>
            <text:p>w(t-1)</text:p>
          </draw:text-box>
        </draw:frame>
        <draw:frame draw:style-name="gr42" draw:text-style-name="P26" draw:layer="layout" svg:width="1.188cm" svg:height="0.938cm" svg:x="17.5cm" svg:y="3.5cm">
          <draw:text-box>
            <text:p><text:span text:style-name="T19">Эта</text:span></text:p>
          </draw:text-box>
        </draw:frame>
        <draw:frame draw:style-name="gr43" draw:text-style-name="P26" draw:layer="layout" svg:width="2.328cm" svg:height="0.938cm" svg:x="17.5cm" svg:y="5cm">
          <draw:text-box>
            <text:p><text:span text:style-name="T19">музыка</text:span></text:p>
          </draw:text-box>
        </draw:frame>
        <draw:frame draw:style-name="gr44" draw:text-style-name="P27" draw:layer="layout" svg:width="2.821cm" svg:height="0.938cm" svg:x="17.421cm" svg:y="6.738cm">
          <draw:text-box>
            <text:p><text:span text:style-name="T20">слишком</text:span></text:p>
          </draw:text-box>
        </draw:frame>
        <draw:frame draw:style-name="gr45" draw:text-style-name="P28" draw:layer="layout" svg:width="2.745cm" svg:height="0.912cm" svg:x="21.435cm" svg:y="8.35cm">
          <draw:text-box>
            <text:p><text:span text:style-name="T21">громкая</text:span></text:p>
          </draw:text-box>
        </draw:frame>
        <draw:frame draw:style-name="gr46" draw:text-style-name="P26" draw:layer="layout" svg:width="1.587cm" svg:height="0.938cm" svg:x="17.813cm" svg:y="9.412cm">
          <draw:text-box>
            <text:p><text:span text:style-name="T19">для</text:span></text:p>
          </draw:text-box>
        </draw:frame>
        <draw:frame draw:style-name="gr47" draw:text-style-name="P26" draw:layer="layout" svg:width="1.662cm" svg:height="0.938cm" svg:x="17.5cm" svg:y="11.338cm">
          <draw:text-box>
            <text:p><text:span text:style-name="T19">моих</text:span></text:p>
          </draw:text-box>
        </draw:frame>
        <draw:frame draw:style-name="gr48" draw:text-style-name="P26" draw:layer="layout" svg:width="1.709cm" svg:height="0.938cm" svg:x="17.5cm" svg:y="13cm">
          <draw:text-box>
            <text:p><text:span text:style-name="T19">ушей</text:span></text:p>
          </draw:text-box>
        </draw:frame>
        <draw:line draw:style-name="gr49" draw:text-style-name="P1" draw:layer="layout" svg:x1="17.75cm" svg:y1="6.412cm" svg:x2="16.75cm" svg:y2="6.762cm">
          <text:p/>
        </draw:line>
        <draw:line draw:style-name="gr50" draw:text-style-name="P1" draw:layer="layout" svg:x1="16.75cm" svg:y1="6.762cm" svg:x2="16.75cm" svg:y2="10.512cm">
          <text:p/>
        </draw:line>
        <draw:line draw:style-name="gr51" draw:text-style-name="P1" draw:layer="layout" svg:x1="16.75cm" svg:y1="10.512cm" svg:x2="17.75cm" svg:y2="10.912cm">
          <text:p/>
        </draw:line>
        <draw:frame draw:style-name="gr52" draw:text-style-name="P29" draw:layer="layout" svg:width="0.6cm" svg:height="3.25cm" svg:x="15.9cm" svg:y="7.45cm">
          <draw:text-box>
            <text:p><text:span text:style-name="T22">окно</text:span></text:p>
          </draw:text-box>
        </draw:frame>
        <draw:frame draw:style-name="gr53" draw:text-style-name="P30" draw:layer="layout" svg:width="0.5cm" svg:height="7.75cm" svg:x="15.25cm" svg:y="5.25cm">
          <draw:text-box>
            <text:p><text:span text:style-name="T23">контекстное</text:span></text:p>
          </draw:text-box>
        </draw:frame>
        <draw:line draw:style-name="gr54" draw:text-style-name="P1" draw:layer="layout" svg:x1="19.5cm" svg:y1="7.75cm" svg:x2="21.25cm" svg:y2="8.5cm">
          <text:p/>
        </draw:line>
        <draw:line draw:style-name="gr55" draw:text-style-name="P1" draw:layer="layout" svg:x1="19.5cm" svg:y1="9.75cm" svg:x2="21.25cm" svg:y2="9.25cm">
          <text:p/>
        </draw:line>
        <draw:frame draw:style-name="gr56" draw:text-style-name="P28" draw:layer="layout" svg:width="8.712cm" svg:height="0.912cm" svg:x="5cm" svg:y="15cm">
          <draw:text-box>
            <text:p><text:span text:style-name="T21">Непрерывный мешок слов</text:span></text:p>
          </draw:text-box>
        </draw:frame>
      </draw:page>
      <draw:page draw:name="page3" draw:style-name="dp1" draw:master-page-name="Обычный">
        <draw:custom-shape draw:style-name="gr29" draw:text-style-name="P2" draw:layer="layout" svg:width="1.25cm" svg:height="1.75cm" svg:x="11cm" svg:y="3.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2.766cm" svg:y="3.85cm">
          <draw:text-box>
            <text:p>w(t-2)</text:p>
          </draw:text-box>
        </draw:frame>
        <draw:custom-shape draw:style-name="gr29" draw:text-style-name="P2" draw:layer="layout" svg:width="1.25cm" svg:height="1.75cm" svg:x="11.075cm" svg:y="5.8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2.841cm" svg:y="6.1cm">
          <draw:text-box>
            <text:p>w(t-1)</text:p>
          </draw:text-box>
        </draw:frame>
        <draw:custom-shape draw:style-name="gr29" draw:text-style-name="P2" draw:layer="layout" svg:width="1.25cm" svg:height="1.75cm" svg:x="11cm" svg:y="9.8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2.766cm" svg:y="10.35cm">
          <draw:text-box>
            <text:p>w(t+1)</text:p>
          </draw:text-box>
        </draw:frame>
        <draw:custom-shape draw:style-name="gr29" draw:text-style-name="P2" draw:layer="layout" svg:width="1.25cm" svg:height="1.75cm" svg:x="11cm" svg:y="12.1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2.766cm" svg:y="12.6cm">
          <draw:text-box>
            <text:p>w(t+2)</text:p>
          </draw:text-box>
        </draw:frame>
        <draw:custom-shape draw:style-name="gr57" draw:text-style-name="P2" draw:layer="layout" svg:width="1.25cm" svg:height="3.126cm" svg:x="4cm" svg:y="7cm">
          <text:p/>
          <draw:enhanced-geometry svg:viewBox="0 0 21600 21600" draw:type="rectangle" draw:enhanced-path="M 0 0 L 21600 0 21600 21600 0 21600 0 0 Z N"/>
        </draw:custom-shape>
        <draw:frame draw:style-name="gr38" draw:text-style-name="P24" draw:layer="layout" svg:width="4.233cm" svg:height="0.912cm" svg:x="2.25cm" svg:y="2.088cm">
          <draw:text-box>
            <text:p text:style-name="P4"><text:span text:style-name="T18">Входной слой</text:span></text:p>
          </draw:text-box>
        </draw:frame>
        <draw:frame draw:style-name="gr39" draw:text-style-name="P3" draw:layer="layout" svg:width="2.945cm" svg:height="0.912cm" svg:x="6.805cm" svg:y="3.5cm">
          <draw:text-box>
            <text:p>проекция</text:p>
          </draw:text-box>
        </draw:frame>
        <draw:custom-shape draw:style-name="gr58" draw:text-style-name="P2" draw:layer="layout" svg:width="1.174cm" svg:height="2.75cm" svg:x="7.576cm" svg:y="7.2cm">
          <text:p/>
          <draw:enhanced-geometry svg:viewBox="0 0 21600 21600" draw:mirror-horizontal="true" draw:type="rectangle" draw:enhanced-path="M 0 0 L 21600 0 21600 21600 0 21600 0 0 Z N"/>
        </draw:custom-shape>
        <draw:frame draw:style-name="gr41" draw:text-style-name="P25" draw:layer="layout" svg:width="2.107cm" svg:height="0.912cm" svg:x="10.798cm" svg:y="2.088cm">
          <draw:text-box>
            <text:p><text:span text:style-name="T18">Выход</text:span></text:p>
          </draw:text-box>
        </draw:frame>
        <draw:frame draw:style-name="gr30" draw:text-style-name="P3" draw:layer="layout" svg:width="1.825cm" svg:height="0.912cm" svg:x="1.925cm" svg:y="7.838cm">
          <draw:text-box>
            <text:p>w(t-1)</text:p>
          </draw:text-box>
        </draw:frame>
        <draw:frame draw:style-name="gr42" draw:text-style-name="P26" draw:layer="layout" svg:width="1.188cm" svg:height="0.938cm" svg:x="19.5cm" svg:y="3.75cm">
          <draw:text-box>
            <text:p><text:span text:style-name="T19">Эта</text:span></text:p>
          </draw:text-box>
        </draw:frame>
        <draw:frame draw:style-name="gr43" draw:text-style-name="P26" draw:layer="layout" svg:width="2.328cm" svg:height="0.938cm" svg:x="19.5cm" svg:y="5.25cm">
          <draw:text-box>
            <text:p><text:span text:style-name="T19">музыка</text:span></text:p>
          </draw:text-box>
        </draw:frame>
        <draw:frame draw:style-name="gr44" draw:text-style-name="P27" draw:layer="layout" svg:width="2.821cm" svg:height="0.938cm" svg:x="19.429cm" svg:y="6.812cm">
          <draw:text-box>
            <text:p><text:span text:style-name="T20">слишком</text:span></text:p>
          </draw:text-box>
        </draw:frame>
        <draw:frame draw:style-name="gr45" draw:text-style-name="P28" draw:layer="layout" svg:width="2.745cm" svg:height="0.912cm" svg:x="15.75cm" svg:y="8.588cm">
          <draw:text-box>
            <text:p><text:span text:style-name="T21">громкая</text:span></text:p>
          </draw:text-box>
        </draw:frame>
        <draw:frame draw:style-name="gr46" draw:text-style-name="P26" draw:layer="layout" svg:width="1.587cm" svg:height="0.938cm" svg:x="19.813cm" svg:y="9.662cm">
          <draw:text-box>
            <text:p><text:span text:style-name="T19">для</text:span></text:p>
          </draw:text-box>
        </draw:frame>
        <draw:frame draw:style-name="gr47" draw:text-style-name="P26" draw:layer="layout" svg:width="1.662cm" svg:height="0.938cm" svg:x="19.712cm" svg:y="11.5cm">
          <draw:text-box>
            <text:p><text:span text:style-name="T19">моих</text:span></text:p>
          </draw:text-box>
        </draw:frame>
        <draw:frame draw:style-name="gr48" draw:text-style-name="P26" draw:layer="layout" svg:width="1.709cm" svg:height="0.938cm" svg:x="19.712cm" svg:y="13.162cm">
          <draw:text-box>
            <text:p><text:span text:style-name="T19">ушей</text:span></text:p>
          </draw:text-box>
        </draw:frame>
        <draw:line draw:style-name="gr49" draw:text-style-name="P1" draw:layer="layout" svg:x1="21.5cm" svg:y1="6.5cm" svg:x2="22.75cm" svg:y2="6.85cm">
          <text:p/>
        </draw:line>
        <draw:line draw:style-name="gr50" draw:text-style-name="P1" draw:layer="layout" svg:x1="22.75cm" svg:y1="6.85cm" svg:x2="22.75cm" svg:y2="10.6cm">
          <text:p/>
        </draw:line>
        <draw:line draw:style-name="gr51" draw:text-style-name="P1" draw:layer="layout" svg:x1="22.75cm" svg:y1="10.6cm" svg:x2="21.5cm" svg:y2="11cm">
          <text:p/>
        </draw:line>
        <draw:frame draw:style-name="gr52" draw:text-style-name="P29" draw:layer="layout" svg:width="0.6cm" svg:height="3.25cm" svg:x="23.9cm" svg:y="7.2cm">
          <draw:text-box>
            <text:p><text:span text:style-name="T22">окно</text:span></text:p>
          </draw:text-box>
        </draw:frame>
        <draw:frame draw:style-name="gr53" draw:text-style-name="P30" draw:layer="layout" svg:width="0.5cm" svg:height="7.75cm" svg:x="23.25cm" svg:y="5cm">
          <draw:text-box>
            <text:p><text:span text:style-name="T23">контекстное</text:span></text:p>
          </draw:text-box>
        </draw:frame>
        <draw:line draw:style-name="gr54" draw:text-style-name="P1" draw:layer="layout" svg:x1="18cm" svg:y1="8.5cm" svg:x2="19.5cm" svg:y2="7.75cm">
          <text:p/>
        </draw:line>
        <draw:line draw:style-name="gr55" draw:text-style-name="P1" draw:layer="layout" svg:x1="17.963cm" svg:y1="9.5cm" svg:x2="19.5cm" svg:y2="10.25cm">
          <text:p/>
        </draw:line>
        <draw:frame draw:style-name="gr59" draw:text-style-name="P28" draw:layer="layout" svg:width="9.85cm" svg:height="1.623cm" svg:x="3.2cm" svg:y="13.4cm">
          <draw:text-box>
            <text:p><text:span text:style-name="T21">Skip-gram</text:span></text:p>
            <text:p><text:span text:style-name="T21">(словосочетание с пропуском)</text:span></text:p>
          </draw:text-box>
        </draw:frame>
        <draw:line draw:style-name="gr60" draw:text-style-name="P1" draw:layer="layout" svg:x1="8.75cm" svg:y1="7.5cm" svg:x2="11cm" svg:y2="4.5cm">
          <text:p/>
        </draw:line>
        <draw:line draw:style-name="gr61" draw:text-style-name="P1" draw:layer="layout" svg:x1="8.75cm" svg:y1="8.25cm" svg:x2="11cm" svg:y2="6.75cm">
          <text:p/>
        </draw:line>
        <draw:line draw:style-name="gr62" draw:text-style-name="P1" draw:layer="layout" svg:x1="8.75cm" svg:y1="8.75cm" svg:x2="11cm" svg:y2="10.5cm">
          <text:p/>
        </draw:line>
        <draw:line draw:style-name="gr63" draw:text-style-name="P1" draw:layer="layout" svg:x1="8.75cm" svg:y1="9.75cm" svg:x2="11cm" svg:y2="13cm">
          <text:p/>
        </draw:line>
        <draw:line draw:style-name="gr64" draw:text-style-name="P1" draw:layer="layout" svg:x1="5.25cm" svg:y1="8.5cm" svg:x2="7.5cm" svg:y2="8.5cm">
          <text:p/>
        </draw:line>
      </draw:page>
      <draw:page draw:name="page4" draw:style-name="dp1" draw:master-page-name="Обычный">
        <draw:frame draw:style-name="gr65" draw:text-style-name="P32" draw:layer="layout" svg:width="25.25cm" svg:height="1.25cm" svg:x="2.25cm" svg:y="1.75cm">
          <draw:text-box>
            <text:p text:style-name="P31"><text:span text:style-name="T24">Этот мир мне абсолютно понятен я здесь ищу только покоя</text:span></text:p>
          </draw:text-box>
        </draw:frame>
        <draw:custom-shape draw:style-name="gr66" draw:text-style-name="P1" draw:layer="layout" svg:width="8.862cm" svg:height="1.25cm" svg:x="5.638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3" draw:layer="layout" svg:width="12.957cm" svg:height="0.912cm" svg:x="3.743cm" svg:y="3.5cm">
          <draw:text-box>
            <text:p><text:span text:style-name="T25">Скользящее окно перемещается по тексту </text:span></text:p>
          </draw:text-box>
        </draw:frame>
        <draw:frame draw:style-name="gr68" draw:text-style-name="P21" draw:layer="layout" svg:width="2.549cm" svg:height="0.912cm" svg:x="22.751cm" svg:y="3.5cm">
          <draw:text-box>
            <text:p text:style-name="P4">Датасет</text:p>
          </draw:text-box>
        </draw:frame>
        <draw:frame draw:style-name="gr69" draw:layer="layout" svg:width="18.279cm" svg:height="6.249cm" svg:x="1.55cm" svg:y="5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 text:style-name="P34">этот</text:p>
              </table:table-cell>
              <table:table-cell>
                <text:p text:style-name="P34">мир</text:p>
              </table:table-cell>
              <table:table-cell>
                <text:p text:style-name="P34">мне</text:p>
              </table:table-cell>
              <table:table-cell>
                <text:p text:style-name="P34">абсолютно</text:p>
              </table:table-cell>
              <table:table-cell>
                <text:p text:style-name="P34">понятен</text:p>
              </table:table-cell>
              <table:table-cell>
                <text:p text:style-name="P34">я</text:p>
              </table:table-cell>
              <table:table-cell>
                <text:p text:style-name="P34">здесь</text:p>
              </table:table-cell>
              <table:table-cell>
                <text:p text:style-name="P34">ищу</text:p>
              </table:table-cell>
              <table:table-cell>
                <text:p text:style-name="P34">только</text:p>
              </table:table-cell>
              <table:table-cell>
                <text:p text:style-name="P34">покоя</text:p>
              </table:table-cell>
              <table:table-cell table:style-name="ce2">
                <text:p text:style-name="P35">...</text:p>
              </table:table-cell>
            </table:table-row>
            <table:table-row table:style-name="ro1" table:default-cell-style-name="ce1">
              <table:table-cell>
                <text:p text:style-name="P34">этот</text:p>
              </table:table-cell>
              <table:table-cell>
                <text:p text:style-name="P34">мир</text:p>
              </table:table-cell>
              <table:table-cell>
                <text:p text:style-name="P34">мне</text:p>
              </table:table-cell>
              <table:table-cell>
                <text:p text:style-name="P34">абсолютно</text:p>
              </table:table-cell>
              <table:table-cell>
                <text:p text:style-name="P34">понятен</text:p>
              </table:table-cell>
              <table:table-cell>
                <text:p text:style-name="P34">я</text:p>
              </table:table-cell>
              <table:table-cell>
                <text:p text:style-name="P34">здесь</text:p>
              </table:table-cell>
              <table:table-cell>
                <text:p text:style-name="P34">ищу</text:p>
              </table:table-cell>
              <table:table-cell>
                <text:p text:style-name="P34">только</text:p>
              </table:table-cell>
              <table:table-cell>
                <text:p text:style-name="P34">покоя</text:p>
              </table:table-cell>
              <table:table-cell table:style-name="ce3">
                <text:p text:style-name="P35">...</text:p>
              </table:table-cell>
            </table:table-row>
            <table:table-row table:style-name="ro1" table:default-cell-style-name="ce1">
              <table:table-cell>
                <text:p text:style-name="P34">этот</text:p>
              </table:table-cell>
              <table:table-cell>
                <text:p text:style-name="P34">мир</text:p>
              </table:table-cell>
              <table:table-cell>
                <text:p text:style-name="P34">мне</text:p>
              </table:table-cell>
              <table:table-cell>
                <text:p text:style-name="P34">абсолютно</text:p>
              </table:table-cell>
              <table:table-cell>
                <text:p text:style-name="P34">понятен</text:p>
              </table:table-cell>
              <table:table-cell>
                <text:p text:style-name="P34">я</text:p>
              </table:table-cell>
              <table:table-cell>
                <text:p text:style-name="P34">здесь</text:p>
              </table:table-cell>
              <table:table-cell>
                <text:p text:style-name="P34">ищу</text:p>
              </table:table-cell>
              <table:table-cell>
                <text:p text:style-name="P34">только</text:p>
              </table:table-cell>
              <table:table-cell>
                <text:p text:style-name="P34">покоя</text:p>
              </table:table-cell>
              <table:table-cell table:style-name="ce3">
                <text:p text:style-name="P35">...</text:p>
              </table:table-cell>
            </table:table-row>
            <table:table-row table:style-name="ro1" table:default-cell-style-name="ce1">
              <table:table-cell>
                <text:p text:style-name="P34">этот</text:p>
              </table:table-cell>
              <table:table-cell>
                <text:p text:style-name="P34">мир</text:p>
              </table:table-cell>
              <table:table-cell table:style-name="ce4">
                <text:p text:style-name="P34">мне</text:p>
              </table:table-cell>
              <table:table-cell table:style-name="ce4">
                <text:p text:style-name="P34">абсолютно</text:p>
              </table:table-cell>
              <table:table-cell table:style-name="ce5">
                <text:p text:style-name="P34">понятен</text:p>
              </table:table-cell>
              <table:table-cell table:style-name="ce6">
                <text:p text:style-name="P34">я</text:p>
              </table:table-cell>
              <table:table-cell table:style-name="ce7">
                <text:p text:style-name="P34">здесь</text:p>
              </table:table-cell>
              <table:table-cell>
                <text:p text:style-name="P34">ищу</text:p>
              </table:table-cell>
              <table:table-cell>
                <text:p text:style-name="P34">только</text:p>
              </table:table-cell>
              <table:table-cell>
                <text:p text:style-name="P34">покоя</text:p>
              </table:table-cell>
              <table:table-cell table:style-name="ce3">
                <text:p text:style-name="P35">...</text:p>
              </table:table-cell>
            </table:table-row>
            <table:table-row table:style-name="ro1" table:default-cell-style-name="ce1">
              <table:table-cell>
                <text:p text:style-name="P34">этот</text:p>
              </table:table-cell>
              <table:table-cell>
                <text:p text:style-name="P34">мир</text:p>
              </table:table-cell>
              <table:table-cell>
                <text:p text:style-name="P34">мне</text:p>
              </table:table-cell>
              <table:table-cell table:style-name="ce4">
                <text:p text:style-name="P34">абсолютно</text:p>
              </table:table-cell>
              <table:table-cell table:style-name="ce4">
                <text:p text:style-name="P34">понятен</text:p>
              </table:table-cell>
              <table:table-cell table:style-name="ce5">
                <text:p text:style-name="P34">я</text:p>
              </table:table-cell>
              <table:table-cell table:style-name="ce6">
                <text:p text:style-name="P34">здесь</text:p>
              </table:table-cell>
              <table:table-cell table:style-name="ce7">
                <text:p text:style-name="P34">ищу</text:p>
              </table:table-cell>
              <table:table-cell>
                <text:p text:style-name="P34">только</text:p>
              </table:table-cell>
              <table:table-cell>
                <text:p text:style-name="P34">покоя</text:p>
              </table:table-cell>
              <table:table-cell table:style-name="ce3">
                <text:p text:style-name="P35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9" draw:layer="layout" svg:width="7.401cm" svg:height="5.801cm" svg:x="20.698cm" svg:y="4.698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2" table:default-cell-style-name="ce8">
              <table:table-cell>
                <text:p text:style-name="P36"><text:span text:style-name="T26">вход1</text:span></text:p>
              </table:table-cell>
              <table:table-cell>
                <text:p text:style-name="P36"><text:span text:style-name="T26">вход2</text:span></text:p>
              </table:table-cell>
              <table:table-cell table:style-name="ce9">
                <text:p text:style-name="P37"><text:span text:style-name="T27">выход</text:span></text:p>
              </table:table-cell>
            </table:table-row>
            <table:table-row table:style-name="ro3" table:default-cell-style-name="ce10">
              <table:table-cell>
                <text:p text:style-name="P38"><text:span text:style-name="T28">этот</text:span></text:p>
              </table:table-cell>
              <table:table-cell>
                <text:p text:style-name="P38"><text:span text:style-name="T28">мир</text:span></text:p>
              </table:table-cell>
              <table:table-cell table:style-name="ce11">
                <text:p text:style-name="P38"><text:span text:style-name="T28">мне</text:span></text:p>
              </table:table-cell>
            </table:table-row>
            <table:table-row table:style-name="ro3" table:default-cell-style-name="ce10">
              <table:table-cell>
                <text:p text:style-name="P38"><text:span text:style-name="T28">мир</text:span></text:p>
              </table:table-cell>
              <table:table-cell>
                <text:p text:style-name="P38"><text:span text:style-name="T28">мне</text:span></text:p>
              </table:table-cell>
              <table:table-cell table:style-name="ce11">
                <text:p text:style-name="P38"><text:span text:style-name="T28">абсолютно</text:span></text:p>
              </table:table-cell>
            </table:table-row>
            <table:table-row table:style-name="ro3" table:default-cell-style-name="ce10">
              <table:table-cell>
                <text:p text:style-name="P38"><text:span text:style-name="T28">мне</text:span></text:p>
              </table:table-cell>
              <table:table-cell>
                <text:p text:style-name="P38"><text:span text:style-name="T28">абсолютно</text:span></text:p>
              </table:table-cell>
              <table:table-cell table:style-name="ce11">
                <text:p text:style-name="P38"><text:span text:style-name="T28">понятен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28">абсолютно</text:span></text:p>
              </table:table-cell>
              <table:table-cell>
                <text:p text:style-name="P38"><text:span text:style-name="T28">понятен</text:span></text:p>
              </table:table-cell>
              <table:table-cell table:style-name="ce11">
                <text:p text:style-name="P38"><text:span text:style-name="T28">я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28">понятен</text:span></text:p>
              </table:table-cell>
              <table:table-cell>
                <text:p text:style-name="P38"><text:span text:style-name="T28">я</text:span></text:p>
              </table:table-cell>
              <table:table-cell table:style-name="ce11">
                <text:p text:style-name="P38"><text:span text:style-name="T28">здесь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9" draw:text-style-name="P1" draw:layer="layout" svg:x1="21.25cm" svg:y1="10.774cm" svg:x2="21.62cm" svg:y2="12cm">
          <text:p/>
        </draw:line>
        <draw:line draw:style-name="gr50" draw:text-style-name="P1" draw:layer="layout" svg:x1="21.62cm" svg:y1="11.973cm" svg:x2="24.871cm" svg:y2="11.973cm">
          <text:p/>
        </draw:line>
        <draw:line draw:style-name="gr51" draw:text-style-name="P1" draw:layer="layout" svg:x1="24.871cm" svg:y1="11.973cm" svg:x2="25.251cm" svg:y2="10.741cm">
          <text:p/>
        </draw:line>
        <draw:frame draw:style-name="gr70" draw:text-style-name="P22" draw:layer="layout" svg:width="3.653cm" svg:height="1.811cm" svg:x="21.7cm" svg:y="12cm">
          <draw:text-box>
            <text:p text:style-name="P4"><text:span text:style-name="T11">предыдущий</text:span></text:p>
            <text:p text:style-name="P4"><text:span text:style-name="T11">контекст</text:span></text:p>
          </draw:text-box>
        </draw:frame>
      </draw:page>
      <draw:page draw:name="page5" draw:style-name="dp1" draw:master-page-name="Обычный">
        <draw:frame draw:style-name="gr65" draw:text-style-name="P40" draw:layer="layout" svg:width="25.25cm" svg:height="1.25cm" svg:x="1.5cm" svg:y="1.75cm">
          <draw:text-box>
            <text:p text:style-name="P39"><text:span text:style-name="T24">Этот мир мне абсолютно понятен я здесь ищу только покоя</text:span></text:p>
          </draw:text-box>
        </draw:frame>
        <draw:custom-shape draw:style-name="gr71" draw:text-style-name="P1" draw:layer="layout" svg:width="12.35cm" svg:height="1.25cm" svg:x="1.4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layer="layout" svg:width="18.136cm" svg:height="1.249cm" svg:x="1.89cm" svg:y="3.942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" table:default-cell-style-name="ce17">
              <table:table-cell table:style-name="ce12">
                <text:p text:style-name="P41">этот</text:p>
              </table:table-cell>
              <table:table-cell table:style-name="ce13">
                <text:p text:style-name="P41">мир</text:p>
              </table:table-cell>
              <table:table-cell table:style-name="ce14">
                <text:p text:style-name="P41">мне</text:p>
              </table:table-cell>
              <table:table-cell table:style-name="ce15">
                <text:p text:style-name="P41">абсолютно</text:p>
              </table:table-cell>
              <table:table-cell table:style-name="ce16">
                <text:p text:style-name="P41">понятен</text:p>
              </table:table-cell>
              <table:table-cell>
                <text:p text:style-name="P41">я</text:p>
              </table:table-cell>
              <table:table-cell>
                <text:p text:style-name="P41">здесь</text:p>
              </table:table-cell>
              <table:table-cell>
                <text:p text:style-name="P41">ищу</text:p>
              </table:table-cell>
              <table:table-cell>
                <text:p text:style-name="P41">только</text:p>
              </table:table-cell>
              <table:table-cell table:style-name="ce1">
                <text:p text:style-name="P34">покоя</text:p>
              </table:table-cell>
              <table:table-cell table:style-name="ce3">
                <text:p text:style-name="P35"><text:span text:style-name="T1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9" draw:layer="layout" svg:width="4.927cm" svg:height="5.264cm" svg:x="21.712cm" svg:y="3.838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6">
              <table:table-cell table:style-name="ce18">
                <text:p text:style-name="P42"><text:span text:style-name="T29">входное слово</text:span></text:p>
              </table:table-cell>
              <table:table-cell table:style-name="ce19">
                <text:p text:style-name="P43"><text:span text:style-name="T30">искомое</text:span></text:p>
                <text:p text:style-name="P43"><text:span text:style-name="T30">слово</text:span></text:p>
              </table:table-cell>
            </table:table-row>
            <table:table-row table:style-name="ro3">
              <table:table-cell table:style-name="ce20">
                <text:p text:style-name="P44"><text:span text:style-name="T31">мне</text:span></text:p>
              </table:table-cell>
              <table:table-cell table:style-name="ce21">
                <text:p text:style-name="P45"><text:span text:style-name="T32">этот</text:span></text:p>
              </table:table-cell>
            </table:table-row>
            <table:table-row table:style-name="ro3">
              <table:table-cell table:style-name="ce20">
                <text:p text:style-name="P44"><text:span text:style-name="T31">мне</text:span></text:p>
              </table:table-cell>
              <table:table-cell table:style-name="ce22">
                <text:p text:style-name="P44"><text:span text:style-name="T31">мир</text:span></text:p>
              </table:table-cell>
            </table:table-row>
            <table:table-row table:style-name="ro3">
              <table:table-cell table:style-name="ce20">
                <text:p text:style-name="P44"><text:span text:style-name="T31">мне</text:span></text:p>
              </table:table-cell>
              <table:table-cell table:style-name="ce23">
                <text:p text:style-name="P44"><text:span text:style-name="T31">абсолютно</text:span></text:p>
              </table:table-cell>
            </table:table-row>
            <table:table-row table:style-name="ro4">
              <table:table-cell table:style-name="ce20">
                <text:p text:style-name="P44"><text:span text:style-name="T31">мне</text:span></text:p>
              </table:table-cell>
              <table:table-cell table:style-name="ce24">
                <text:p text:style-name="P46"><text:span text:style-name="T33">понятен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Обычный"/>
      <draw:page draw:name="page7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ISOCPEUR" svg:font-family="ISOCPEUR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-0.706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left="3.528cm" fo:margin-right="0cm" fo:margin-top="1.307cm" fo:margin-bottom="1.307cm" fo:line-height="150%" fo:text-align="justify" fo:text-indent="-1.323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left="4.147cm" fo:margin-right="0cm" fo:margin-top="1.307cm" fo:margin-bottom="1.307cm" fo:line-height="150%" fo:text-align="start" fo:text-indent="-1.94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left="2.207cm" fo:margin-right="0cm" fo:margin-top="0.746cm" fo:margin-bottom="0.746cm" fo:line-height="15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  <style:text-properties fo:language="en" fo:country="US"/>
    </style:style>
    <style:style style:name="ListLabel_20_298" style:display-name="ListLabel 298" style:family="graphic">
      <style:paragraph-properties style:text-autospace="none"/>
      <style:text-properties fo:color="#ff0000" loext:opacity="100%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" style:display-name="ListLabel 3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4" style:display-name="ListLabel 3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" style:display-name="ListLabel 3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" style:display-name="ListLabel 3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N_28_no_20_check_29__20_Знак" style:display-name="LN(no check)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_20_num_20_Знак" style:display-name="List num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Абзац_20_списка_20_Знак" style:display-name="Абзац списка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Default_20_Paragraph_20_Font" style:display-name="Default Paragraph Font" style:family="graphic">
      <style:paragraph-properties style:text-autospace="none"/>
    </style:style>
    <style:style style:name="Обыч._20_без_20_орфографии_20_Знак" style:display-name="Обыч. без орфографии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28_TLM_29__20_Знак" style:display-name="(TLM)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_20_Mark_20_Знак" style:display-name="List Mark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H1_20__5b_fidden_5d__20_Знак" style:display-name="H1 [fidden] Знак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H1_20_без_20_нумерации_20_Знак" style:display-name="H1 без нумерации Знак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Table_20_name_20_Знак" style:display-name="Table name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Название_20_объекта_20_Знак" style:display-name="Название объекта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Картинка_20_Знак" style:display-name="Картинка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_20_num_20_in_20_table_20_Знак" style:display-name="F num in table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Table_20_img_20_text_20_Знак" style:display-name="Table img text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Table_20_img_20_Знак" style:display-name="Table img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4pt"/>
    </style:style>
    <style:style style:name="_28_а_29__20_img_20_label_20_Знак" style:display-name="(а) img label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Код_20_Знак" style:display-name="Код Знак" style:family="graphic">
      <style:paragraph-properties style:text-autospace="none"/>
      <style:text-properties style:font-name="Courier New" fo:font-family="'Courier New'" style:font-pitch="variable" fo:font-size="10pt" fo:language="en" fo:country="CA" style:font-name-complex="Courier New" style:font-family-complex="'Courier New'" style:font-pitch-complex="variable" style:font-size-complex="10pt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Заголовок_20_Знак" style:display-name="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Титульник_20_Знак" style:display-name="Титульни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pitch-complex="variable" style:font-size-complex="10pt"/>
    </style:style>
    <style:style style:name="Табличный_20_текст_20__5b_mini_5d__20_Знак" style:display-name="Табличный текст [mini]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complex="Times New Roman" style:font-family-complex="'Times New Roman'" style:font-family-generic-complex="roman" style:font-pitch-complex="variable" style:font-size-complex="14pt"/>
    </style:style>
    <style:style style:name="Т._20_обычный_20_Знак" style:display-name="Т. обычный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code" style:family="graphic">
      <style:paragraph-properties style:text-autospace="none"/>
    </style:style>
    <style:style style:name="хрень_20_табличная_20_Знак" style:display-name="хрень табличная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31_2к_20_для_20_надписи_20_в_20_таблице_20_Знак" style:display-name="12к для надписи в таблице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Номера_20_страниц_20_Знак" style:display-name="Номера страниц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5b_my_5d__20_список_20_влож._20_в_20_тексте_20_Знак" style:display-name="[my] список влож. в текст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Вложенный_20_список_20_Знак" style:display-name="Вложенный списо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Вложенный_20_список_20_в_20_тексте_20__5b_my_5d__20_Знак" style:display-name="Вложенный список в тексте [my]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hgkelc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style:letter-kerning="true" style:font-name-asian="Noto Sans CJK SC Regular" style:font-family-asian="'Noto Sans CJK SC Regular'" style:font-pitch-asian="variable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ontstyle2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 style:font-style-complex="normal" style:font-weight-complex="normal"/>
    </style:style>
    <style:style style:name="fontstyle0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font-style="normal" fo:font-weight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Текст_20_в_20_заданном_20_формате" style:display-name="Текст в заданном формате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0pt" fo:language="ru" fo:country="RU" style:letter-kerning="false" style:font-name-asian="Liberation Mono" style:font-family-asian="'Liberation Mono', 'Courier New'" style:font-family-generic-asian="modern" style:font-pitch-asian="fixed" style:font-size-asian="10pt" style:language-asian="en" style:country-asian="US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margin-left="0cm" fo:margin-right="0cm" fo:margin-top="0cm" fo:margin-bottom="0cm" fo:line-height="150%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Calibri" style:font-family-asian="Calibri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c_20_5" style:display-name="toc 5" style:family="graphic">
      <style:graphic-properties style:writing-mode="lr-tb"/>
      <style:paragraph-properties fo:margin-left="3.528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27.33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бычный_20_ТЕКСТ" style:display-name="Обычный ТЕКСТ" style:family="graphic">
      <style:graphic-properties style:writing-mode="lr-tb"/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N_28_no_20_check_29_" style:display-name="LN(no check)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num" style:display-name="List num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быч._20_без_20_орфографии" style:display-name="Обыч. без орфографии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28_TLM_29_" style:display-name="(TLM)" style:family="graphic">
      <style:graphic-properties style:writing-mode="lr-tb"/>
      <style:paragraph-properties fo:margin-left="0cm" fo:margin-right="0cm" fo:margin-top="0cm" fo:margin-bottom="0cm" fo:line-height="150%" fo:text-align="justify" fo:text-indent="0.88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Mark" style:display-name="List Mark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1_20__5b_fidden_5d_" style:display-name="H1 [fidden]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2.207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1_20_без_20_нумерации" style:display-name="H1 без нумерации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2.207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able_20_name" style:display-name="Table name" style:family="graphic">
      <style:graphic-properties style:writing-mode="lr-tb"/>
      <style:paragraph-properties fo:margin-left="7.32cm" fo:margin-right="0cm" fo:margin-top="1.307cm" fo:margin-bottom="0cm" fo:line-height="150%" fo:text-align="end" fo:text-indent="-5.115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left="4.322cm" fo:margin-right="0cm" fo:margin-top="0cm" fo:margin-bottom="1.307cm" fo:line-height="150%" fo:text-align="center" fo:text-indent="-4.32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артинка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F_20_num_20_in_20_table" style:display-name="F num in table" style:family="graphic">
      <style:graphic-properties style:writing-mode="lr-tb"/>
      <style:paragraph-properties fo:margin-left="0cm" fo:margin-right="0cm" fo:margin-top="0cm" fo:margin-bottom="0.871cm" fo:line-height="150%" fo:text-align="end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img_20_text" style:display-name="Table img text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img" style:display-name="Table img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_28_а_29__20_img_20_label" style:display-name="(а) img label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д" style:family="graphic">
      <style:graphic-properties style:writing-mode="lr-tb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loext:opacity="0%" style:font-name="Courier New" fo:font-family="'Courier New'" style:font-pitch="variable" fo:font-size="10pt" fo:language="en" fo:country="CA" style:letter-kerning="false" style:font-name-asian="Calibri" style:font-family-asian="Calibri" style:font-pitch-asian="variable" style:font-size-asian="10pt" style:language-asian="en" style:country-asian="US" style:font-name-complex="Courier New" style:font-family-complex="'Courier New'" style:font-pitch-complex="variable" style:font-size-complex="10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Calibri" style:font-family-asian="Calibri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Calibri" style:font-family-asian="Calibri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itle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Times New Roman1" style:font-family-asian="'Times New Roman'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Standar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ru" style:country-asian="RU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Титульник" style:family="graphic">
      <style:graphic-properties style:writing-mode="lr-tb"/>
      <style:paragraph-properties fo:margin-top="0cm" fo:margin-bottom="0cm" fo:line-height="150%" fo:text-align="start" style:text-autospace="none" loext:tab-stop-distance="0cm" style:writing-mode="lr-tb">
        <style:tab-stops>
          <style:tab-stop style:position="97.0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Preformatted" style:display-name="HTML Preformatted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pitch-complex="variable" style:font-size-complex="10pt" style:language-complex="ar" style:country-complex="SA"/>
    </style:style>
    <style:style style:name="Табличный_20_текст_20__5b_mini_5d_" style:display-name="Табличный текст [mini]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._20_обычный" style:display-name="Т. обычный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хрень_20_табличная" style:display-name="хрень табличная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31_2к_20_для_20_надписи_20_в_20_таблице" style:display-name="12к для надписи в таблице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Чертежный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ISOCPEUR" fo:font-family="ISOCPEUR" style:font-family-generic="swiss" style:font-pitch="variable" fo:font-size="14pt" fo:language="uk" fo:country="UA" fo:font-style="italic" style:letter-kerning="false" style:font-name-asian="Times New Roman1" style:font-family-asian="'Times New Roman'" style:font-pitch-asian="variable" style:font-size-asian="14pt" style:language-asian="ru" style:country-asian="RU" style:font-style-asian="italic" style:font-name-complex="ISOCPEUR" style:font-family-complex="ISOCPEUR" style:font-family-generic-complex="swiss" style:font-pitch-complex="variable" style:font-size-complex="14pt" style:language-complex="ar" style:country-complex="SA" style:font-style-complex="italic"/>
    </style:style>
    <style:style style:name="Номера_20_страниц" style:display-name="Номера страниц" style:family="graphic">
      <style:graphic-properties style:writing-mode="lr-tb"/>
      <style:paragraph-properties fo:margin-left="0cm" fo:margin-right="0cm" fo:margin-top="0cm" fo:margin-bottom="0cm" fo:line-height="150%" fo:text-align="end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footer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5b_my_5d__20_список_20_влож._20_в_20_тексте" style:display-name="[my] список влож. в тексте" style:family="graphic">
      <style:graphic-properties style:writing-mode="lr-tb"/>
      <style:paragraph-properties fo:margin-left="4.355cm" fo:margin-right="0cm" fo:margin-top="0cm" fo:margin-bottom="0cm" fo:line-height="150%" fo:text-align="justify" fo:text-indent="-2.115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Вложенный_20_список" style:display-name="Вложенный список" style:family="graphic">
      <style:graphic-properties style:writing-mode="lr-tb"/>
      <style:paragraph-properties fo:margin-left="3.881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Вложенный_20_список_20_в_20_тексте_20__5b_my_5d_" style:display-name="Вложенный список в тексте [my]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plevel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ibliography" style:family="graphic">
      <style:graphic-properties style:writing-mode="lr-tb"/>
      <style:paragraph-properties fo:margin-left="0cm" fo:margin-right="0cm" fo:margin-top="0cm" fo:margin-bottom="0.746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rmat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left="2.648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Calibri1" fo:font-family="Calibri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ru" style:country-asian="RU" style:font-name-complex="Calibri1" style:font-family-complex="Calibri" style:font-family-generic-complex="roman" style:font-pitch-complex="variable" style:font-size-complex="10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4.057cm" fo:margin-right="3.528cm" fo:margin-top="0cm" fo:margin-bottom="0cm" fo:line-height="150%" fo:text-align="start" fo:text-indent="-1.94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4.411cm" fo:margin-right="2.648cm" fo:margin-top="0cm" fo:margin-bottom="0cm" fo:line-height="15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oc_20_1" style:display-name="toc 1" style:family="graphic">
      <style:graphic-properties style:writing-mode="lr-tb"/>
      <style:paragraph-properties fo:margin-left="2.207cm" fo:margin-right="4.411cm" fo:margin-top="0cm" fo:margin-bottom="0cm" fo:line-height="150%" fo:text-align="start" fo:text-indent="0cm" style:text-autospace="none" loext:tab-stop-distance="0cm" style:writing-mode="lr-tb">
        <style:tab-stops>
          <style:tab-stop style:position="30.83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OC_20_Heading" style:display-name="TOC Heading" style:family="graphic">
      <style:graphic-properties style:writing-mode="lr-tb"/>
      <style:paragraph-properties fo:margin-left="2.207cm" fo:margin-right="0cm" fo:margin-top="0.746cm" fo:margin-bottom="1.307cm" fo:line-height="150%" fo:text-align="start" fo:text-indent="-0.706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2" fo:font-family="'Liberation Sans', Arial" style:font-family-generic="swiss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swiss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2" fo:font-family="'Liberation Sans', Arial" style:font-family-generic="swiss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swiss" style:font-pitch-complex="variable" style:font-size-complex="14pt" style:language-complex="ar" style:country-complex="SA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9T15:07:34.281000000</meta:creation-date>
    <dc:date>2025-04-22T15:32:42.309000000</dc:date>
    <meta:editing-duration>PT3H9M59S</meta:editing-duration>
    <meta:editing-cycles>20</meta:editing-cycles>
    <meta:generator>LibreOffice/24.8.6.2$Windows_X86_64 LibreOffice_project/6d98ba145e9a8a39fc57bcc76981d1fb1316c60c</meta:generator>
    <meta:document-statistic meta:object-count="134"/>
  </office:meta>
</office:document-meta>
</file>